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40">
      <style:text-properties officeooo:rsid="003f3287" officeooo:paragraph-rsid="003f3287"/>
    </style:style>
    <style:style style:name="P2" style:family="paragraph" style:parent-style-name="Text_20_body" style:list-style-name="L40">
      <style:text-properties officeooo:rsid="003ff077" officeooo:paragraph-rsid="003ff077"/>
    </style:style>
    <style:style style:name="P3" style:family="paragraph" style:parent-style-name="Text_20_body">
      <style:text-properties fo:font-weight="bold" officeooo:rsid="0040e067" officeooo:paragraph-rsid="0040e067" style:font-weight-asian="bold" style:font-weight-complex="bold"/>
    </style:style>
    <style:style style:name="P4" style:family="paragraph" style:parent-style-name="Text_20_body">
      <style:text-properties fo:font-weight="bold" officeooo:rsid="0042a112" officeooo:paragraph-rsid="0042a112" style:font-weight-asian="bold" style:font-weight-complex="bold"/>
    </style:style>
    <style:style style:name="P5" style:family="paragraph" style:parent-style-name="Text_20_body" style:list-style-name="L41">
      <style:text-properties fo:font-weight="normal" officeooo:rsid="0040e067" officeooo:paragraph-rsid="0040e067" style:font-weight-asian="normal" style:font-weight-complex="normal"/>
    </style:style>
    <style:style style:name="P6" style:family="paragraph" style:parent-style-name="Text_20_body">
      <style:text-properties fo:font-weight="normal" officeooo:rsid="0042a112" officeooo:paragraph-rsid="0042a112" style:font-weight-asian="normal" style:font-weight-complex="normal"/>
    </style:style>
    <style:style style:name="P7" style:family="paragraph" style:parent-style-name="Text_20_body" style:list-style-name="L43">
      <style:text-properties fo:font-weight="normal" officeooo:rsid="0042a112" officeooo:paragraph-rsid="0042a112" style:font-weight-asian="normal" style:font-weight-complex="normal"/>
    </style:style>
    <style:style style:name="P8" style:family="paragraph" style:parent-style-name="Text_20_body" style:list-style-name="L44">
      <style:text-properties fo:font-weight="normal" officeooo:rsid="0042a112" officeooo:paragraph-rsid="0042a112" style:font-weight-asian="normal" style:font-weight-complex="normal"/>
    </style:style>
    <style:style style:name="P9" style:family="paragraph" style:parent-style-name="Text_20_body" style:list-style-name="L45">
      <style:text-properties fo:font-weight="normal" officeooo:rsid="0042a112" officeooo:paragraph-rsid="0042a112" style:font-weight-asian="normal" style:font-weight-complex="normal"/>
    </style:style>
    <style:style style:name="P10" style:family="paragraph" style:parent-style-name="Text_20_body" style:list-style-name="L46">
      <style:text-properties fo:font-weight="normal" officeooo:rsid="004420d4" officeooo:paragraph-rsid="004420d4" style:font-weight-asian="normal" style:font-weight-complex="normal"/>
    </style:style>
    <style:style style:name="P11" style:family="paragraph" style:parent-style-name="Text_20_body" style:list-style-name="L46">
      <style:text-properties fo:font-weight="normal" officeooo:rsid="004523ce" officeooo:paragraph-rsid="004523ce" style:font-weight-asian="normal" style:font-weight-complex="normal"/>
    </style:style>
    <style:style style:name="P12" style:family="paragraph" style:parent-style-name="Text_20_body" style:list-style-name="L46">
      <style:text-properties fo:font-weight="normal" officeooo:rsid="0045b9a1" officeooo:paragraph-rsid="0045b9a1" style:font-weight-asian="normal" style:font-weight-complex="normal"/>
    </style:style>
    <style:style style:name="P13" style:family="paragraph" style:parent-style-name="Text_20_body" style:list-style-name="L46">
      <style:text-properties fo:font-weight="normal" officeooo:rsid="00462be1" officeooo:paragraph-rsid="00462be1" style:font-weight-asian="normal" style:font-weight-complex="normal"/>
    </style:style>
    <style:style style:name="P14" style:family="paragraph" style:parent-style-name="Text_20_body">
      <style:text-properties fo:font-weight="normal" officeooo:rsid="00470772" officeooo:paragraph-rsid="00470772" style:font-weight-asian="normal" style:font-weight-complex="normal"/>
    </style:style>
    <style:style style:name="P15" style:family="paragraph" style:parent-style-name="Text_20_body" style:list-style-name="L47">
      <style:text-properties officeooo:paragraph-rsid="00470772"/>
    </style:style>
    <style:style style:name="P16" style:family="paragraph" style:parent-style-name="Text_20_body">
      <style:text-properties officeooo:rsid="00479653" officeooo:paragraph-rsid="00479653"/>
    </style:style>
    <style:style style:name="P17" style:family="paragraph" style:parent-style-name="Text_20_body" style:list-style-name="L48">
      <style:text-properties officeooo:rsid="00479653" officeooo:paragraph-rsid="00479653"/>
    </style:style>
    <style:style style:name="P18" style:family="paragraph" style:parent-style-name="Text_20_body" style:list-style-name="L49">
      <style:text-properties officeooo:rsid="00479653" officeooo:paragraph-rsid="00479653"/>
    </style:style>
    <style:style style:name="P19" style:family="paragraph" style:parent-style-name="Text_20_body" style:list-style-name="L50">
      <style:text-properties officeooo:rsid="00479653" officeooo:paragraph-rsid="00479653"/>
    </style:style>
    <style:style style:name="P20" style:family="paragraph" style:parent-style-name="Text_20_body">
      <style:text-properties officeooo:rsid="00481e25" officeooo:paragraph-rsid="00481e25"/>
    </style:style>
    <style:style style:name="P21" style:family="paragraph" style:parent-style-name="Text_20_body" style:list-style-name="L51">
      <style:text-properties officeooo:rsid="00481e25" officeooo:paragraph-rsid="00481e25"/>
    </style:style>
    <style:style style:name="P2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2pt" fo:font-weight="bold" officeooo:rsid="000f43da" officeooo:paragraph-rsid="000f43da" style:font-size-asian="12pt" style:font-weight-asian="bold" style:font-size-complex="12pt" style:font-weight-complex="bold"/>
    </style:style>
    <style:style style:name="P24" style:family="paragraph" style:parent-style-name="Preformatted_20_Text">
      <style:paragraph-properties fo:text-align="center" style:justify-single-word="false"/>
      <style:text-properties fo:font-size="12pt" fo:font-weight="bold" officeooo:rsid="003420eb" officeooo:paragraph-rsid="003420eb" style:font-size-asian="12pt" style:font-weight-asian="bold" style:font-size-complex="12pt" style:font-weight-complex="bold"/>
    </style:style>
    <style:style style:name="P25" style:family="paragraph" style:parent-style-name="Preformatted_20_Text">
      <style:text-properties officeooo:rsid="000c86d9" officeooo:paragraph-rsid="000c86d9"/>
    </style:style>
    <style:style style:name="P26" style:family="paragraph" style:parent-style-name="Preformatted_20_Text">
      <style:text-properties officeooo:rsid="000de042" officeooo:paragraph-rsid="000de042"/>
    </style:style>
    <style:style style:name="P27" style:family="paragraph" style:parent-style-name="Preformatted_20_Text">
      <style:text-properties style:font-name="Liberation Sans" officeooo:rsid="000de042" officeooo:paragraph-rsid="000de042"/>
    </style:style>
    <style:style style:name="P28" style:family="paragraph" style:parent-style-name="Preformatted_20_Text" style:list-style-name="L1">
      <style:text-properties style:font-name="Liberation Sans" officeooo:rsid="000de042" officeooo:paragraph-rsid="000de042"/>
    </style:style>
    <style:style style:name="P29" style:family="paragraph" style:parent-style-name="Preformatted_20_Text">
      <style:text-properties officeooo:rsid="00390d64" officeooo:paragraph-rsid="00390d64"/>
    </style:style>
    <style:style style:name="P30" style:family="paragraph" style:parent-style-name="Standard">
      <style:text-properties officeooo:rsid="000f43da" officeooo:paragraph-rsid="000f43da"/>
    </style:style>
    <style:style style:name="P31" style:family="paragraph" style:parent-style-name="Standard" style:list-style-name="List_20_1">
      <style:text-properties fo:font-size="10.5pt" officeooo:rsid="000f43da" officeooo:paragraph-rsid="000f43da" style:font-size-asian="10.5pt" style:font-size-complex="10.5pt"/>
    </style:style>
    <style:style style:name="P32" style:family="paragraph" style:parent-style-name="Standard">
      <style:text-properties fo:font-size="10.5pt" officeooo:rsid="000f43da" officeooo:paragraph-rsid="000f43da" style:font-size-asian="10.5pt" style:font-size-complex="10.5pt"/>
    </style:style>
    <style:style style:name="P33" style:family="paragraph" style:parent-style-name="Standard" style:list-style-name="List_20_1">
      <style:text-properties fo:font-size="10.5pt" officeooo:rsid="0010988f" officeooo:paragraph-rsid="0010988f" style:font-size-asian="10.5pt" style:font-size-complex="10.5pt"/>
    </style:style>
    <style:style style:name="P34" style:family="paragraph" style:parent-style-name="Standard">
      <style:text-properties fo:font-size="10.5pt" officeooo:rsid="0010988f" officeooo:paragraph-rsid="0010988f" style:font-size-asian="10.5pt" style:font-size-complex="10.5pt"/>
    </style:style>
    <style:style style:name="P35" style:family="paragraph" style:parent-style-name="Standard" style:list-style-name="List_20_1">
      <style:text-properties fo:font-size="10.5pt" officeooo:rsid="00112c77" officeooo:paragraph-rsid="00112c77" style:font-size-asian="10.5pt" style:font-size-complex="10.5pt"/>
    </style:style>
    <style:style style:name="P36" style:family="paragraph" style:parent-style-name="Standard" style:list-style-name="List_20_1">
      <style:text-properties fo:font-size="10.5pt" officeooo:rsid="00123985" officeooo:paragraph-rsid="00123985" style:font-size-asian="10.5pt" style:font-size-complex="10.5pt"/>
    </style:style>
    <style:style style:name="P37" style:family="paragraph" style:parent-style-name="Standard">
      <style:text-properties fo:font-size="10.5pt" officeooo:rsid="0012fe2c" officeooo:paragraph-rsid="0012fe2c" style:font-size-asian="10.5pt" style:font-size-complex="10.5pt"/>
    </style:style>
    <style:style style:name="P38" style:family="paragraph" style:parent-style-name="Standard" style:list-style-name="List_20_1">
      <style:text-properties fo:font-size="10.5pt" officeooo:rsid="0012fe2c" officeooo:paragraph-rsid="0012fe2c" style:font-size-asian="10.5pt" style:font-size-complex="10.5pt"/>
    </style:style>
    <style:style style:name="P39" style:family="paragraph" style:parent-style-name="Standard" style:list-style-name="List_20_1">
      <style:text-properties fo:font-size="10.5pt" fo:font-style="normal" officeooo:rsid="0015a21d" officeooo:paragraph-rsid="0015a21d" style:font-size-asian="10.5pt" style:font-style-asian="normal" style:font-size-complex="10.5pt" style:font-style-complex="normal"/>
    </style:style>
    <style:style style:name="P40" style:family="paragraph" style:parent-style-name="Standard">
      <style:text-properties officeooo:rsid="00189a62" officeooo:paragraph-rsid="00189a62"/>
    </style:style>
    <style:style style:name="P41" style:family="paragraph" style:parent-style-name="Standard" style:list-style-name="L4">
      <style:text-properties officeooo:rsid="00189a62" officeooo:paragraph-rsid="00189a62"/>
    </style:style>
    <style:style style:name="P42" style:family="paragraph" style:parent-style-name="Standard" style:list-style-name="L4">
      <style:text-properties officeooo:rsid="00194772" officeooo:paragraph-rsid="00194772"/>
    </style:style>
    <style:style style:name="P43" style:family="paragraph" style:parent-style-name="Standard" style:list-style-name="L9">
      <style:text-properties officeooo:paragraph-rsid="00189a62"/>
    </style:style>
    <style:style style:name="P44" style:family="paragraph" style:parent-style-name="Standard" style:list-style-name="L10">
      <style:text-properties officeooo:paragraph-rsid="00189a62"/>
    </style:style>
    <style:style style:name="P45" style:family="paragraph" style:parent-style-name="Standard" style:list-style-name="L10">
      <style:text-properties officeooo:paragraph-rsid="001a327e"/>
    </style:style>
    <style:style style:name="P46" style:family="paragraph" style:parent-style-name="Standard" style:list-style-name="L13">
      <style:text-properties officeooo:paragraph-rsid="001a327e"/>
    </style:style>
    <style:style style:name="P47" style:family="paragraph" style:parent-style-name="Standard">
      <style:text-properties officeooo:rsid="001a327e" officeooo:paragraph-rsid="001a327e"/>
    </style:style>
    <style:style style:name="P48" style:family="paragraph" style:parent-style-name="Standard" style:list-style-name="L14">
      <style:text-properties officeooo:rsid="001a327e" officeooo:paragraph-rsid="001a327e"/>
    </style:style>
    <style:style style:name="P49" style:family="paragraph" style:parent-style-name="Standard">
      <style:text-properties officeooo:rsid="001a5499" officeooo:paragraph-rsid="001a5499"/>
    </style:style>
    <style:style style:name="P50" style:family="paragraph" style:parent-style-name="Standard" style:list-style-name="L15">
      <style:text-properties officeooo:rsid="001a5499" officeooo:paragraph-rsid="001a5499"/>
    </style:style>
    <style:style style:name="P51" style:family="paragraph" style:parent-style-name="Standard">
      <style:text-properties officeooo:rsid="001b193c" officeooo:paragraph-rsid="001b193c"/>
    </style:style>
    <style:style style:name="P52" style:family="paragraph" style:parent-style-name="Standard" style:list-style-name="L16">
      <style:text-properties officeooo:rsid="001b193c" officeooo:paragraph-rsid="001b193c"/>
    </style:style>
    <style:style style:name="P53" style:family="paragraph" style:parent-style-name="Standard">
      <style:text-properties officeooo:rsid="001cb3cd" officeooo:paragraph-rsid="001cb3cd"/>
    </style:style>
    <style:style style:name="P54" style:family="paragraph" style:parent-style-name="Standard" style:list-style-name="L17">
      <style:text-properties officeooo:rsid="001cb3cd" officeooo:paragraph-rsid="001cb3cd"/>
    </style:style>
    <style:style style:name="P55" style:family="paragraph" style:parent-style-name="Standard">
      <style:text-properties officeooo:rsid="001d76d2" officeooo:paragraph-rsid="001d76d2"/>
    </style:style>
    <style:style style:name="P56" style:family="paragraph" style:parent-style-name="Standard" style:list-style-name="L18">
      <style:text-properties officeooo:rsid="001d76d2" officeooo:paragraph-rsid="001d76d2"/>
    </style:style>
    <style:style style:name="P57" style:family="paragraph" style:parent-style-name="Standard">
      <style:text-properties officeooo:rsid="001e361d" officeooo:paragraph-rsid="001e361d"/>
    </style:style>
    <style:style style:name="P58" style:family="paragraph" style:parent-style-name="Standard" style:list-style-name="L19">
      <style:text-properties officeooo:rsid="001e361d" officeooo:paragraph-rsid="001e361d"/>
    </style:style>
    <style:style style:name="P59" style:family="paragraph" style:parent-style-name="Standard">
      <style:text-properties officeooo:rsid="001e4ca2" officeooo:paragraph-rsid="001e4ca2"/>
    </style:style>
    <style:style style:name="P60" style:family="paragraph" style:parent-style-name="Standard" style:list-style-name="L20">
      <style:text-properties officeooo:rsid="001e4ca2" officeooo:paragraph-rsid="001e4ca2"/>
    </style:style>
    <style:style style:name="P61" style:family="paragraph" style:parent-style-name="Standard" style:list-style-name="L21">
      <style:text-properties officeooo:rsid="001e4ca2" officeooo:paragraph-rsid="001e4ca2"/>
    </style:style>
    <style:style style:name="P62" style:family="paragraph" style:parent-style-name="Standard">
      <style:text-properties officeooo:rsid="00203f4d" officeooo:paragraph-rsid="00203f4d"/>
    </style:style>
    <style:style style:name="P63" style:family="paragraph" style:parent-style-name="Standard" style:list-style-name="L22">
      <style:text-properties officeooo:rsid="00219f1d" officeooo:paragraph-rsid="00219f1d"/>
    </style:style>
    <style:style style:name="P64" style:family="paragraph" style:parent-style-name="Standard">
      <style:text-properties officeooo:rsid="00219f1d" officeooo:paragraph-rsid="00219f1d"/>
    </style:style>
    <style:style style:name="P65" style:family="paragraph" style:parent-style-name="Standard" style:list-style-name="L23">
      <style:text-properties officeooo:rsid="00219f1d" officeooo:paragraph-rsid="00219f1d"/>
    </style:style>
    <style:style style:name="P66" style:family="paragraph" style:parent-style-name="Standard">
      <style:text-properties fo:font-weight="bold" officeooo:rsid="00219f1d" officeooo:paragraph-rsid="00219f1d" style:font-weight-asian="bold" style:font-weight-complex="bold"/>
    </style:style>
    <style:style style:name="P67" style:family="paragraph" style:parent-style-name="Standard" style:list-style-name="L27">
      <style:text-properties fo:font-weight="bold" officeooo:rsid="002c2e69" officeooo:paragraph-rsid="002c2e69" style:font-weight-asian="bold" style:font-weight-complex="bold"/>
    </style:style>
    <style:style style:name="P68" style:family="paragraph" style:parent-style-name="Standard">
      <style:text-properties fo:font-weight="bold" officeooo:rsid="00325520" officeooo:paragraph-rsid="00325520" style:font-weight-asian="bold" style:font-weight-complex="bold"/>
    </style:style>
    <style:style style:name="P69" style:family="paragraph" style:parent-style-name="Standard" style:list-style-name="L32">
      <style:text-properties fo:font-weight="bold" officeooo:rsid="00325520" officeooo:paragraph-rsid="00325520" style:font-weight-asian="bold" style:font-weight-complex="bold"/>
    </style:style>
    <style:style style:name="P70" style:family="paragraph" style:parent-style-name="Standard">
      <style:text-properties fo:font-weight="bold" officeooo:rsid="00337f19" officeooo:paragraph-rsid="00337f19" style:font-weight-asian="bold" style:font-weight-complex="bold"/>
    </style:style>
    <style:style style:name="P71" style:family="paragraph" style:parent-style-name="Standard" style:list-style-name="L32">
      <style:text-properties fo:font-weight="bold" officeooo:rsid="00337f19" officeooo:paragraph-rsid="00337f19" style:font-weight-asian="bold" style:font-weight-complex="bold"/>
    </style:style>
    <style:style style:name="P72" style:family="paragraph" style:parent-style-name="Standard" style:list-style-name="L36">
      <style:text-properties fo:font-weight="bold" officeooo:rsid="0036b26a" officeooo:paragraph-rsid="0036b26a" style:font-weight-asian="bold" style:font-weight-complex="bold"/>
    </style:style>
    <style:style style:name="P73" style:family="paragraph" style:parent-style-name="Standard">
      <style:text-properties fo:font-weight="bold" officeooo:rsid="0036b26a" officeooo:paragraph-rsid="0036b26a" style:font-weight-asian="bold" style:font-weight-complex="bold"/>
    </style:style>
    <style:style style:name="P74" style:family="paragraph" style:parent-style-name="Standard">
      <style:text-properties fo:font-weight="bold" officeooo:rsid="00374249" officeooo:paragraph-rsid="00374249" style:font-weight-asian="bold" style:font-weight-complex="bold"/>
    </style:style>
    <style:style style:name="P75" style:family="paragraph" style:parent-style-name="Standard" style:list-style-name="L37">
      <style:text-properties fo:font-weight="bold" officeooo:rsid="00380709" officeooo:paragraph-rsid="00380709" style:font-weight-asian="bold" style:font-weight-complex="bold"/>
    </style:style>
    <style:style style:name="P76" style:family="paragraph" style:parent-style-name="Standard">
      <style:text-properties fo:font-weight="bold" officeooo:rsid="00380afa" officeooo:paragraph-rsid="00380afa" style:font-weight-asian="bold" style:font-weight-complex="bold"/>
    </style:style>
    <style:style style:name="P77" style:family="paragraph" style:parent-style-name="Standard">
      <style:text-properties fo:font-weight="bold" officeooo:rsid="003ead1b" officeooo:paragraph-rsid="003ead1b" style:font-weight-asian="bold" style:font-weight-complex="bold"/>
    </style:style>
    <style:style style:name="P78" style:family="paragraph" style:parent-style-name="Standard">
      <style:text-properties fo:font-weight="normal" officeooo:rsid="00234b3c" officeooo:paragraph-rsid="00234b3c" style:font-weight-asian="normal" style:font-weight-complex="normal"/>
    </style:style>
    <style:style style:name="P79" style:family="paragraph" style:parent-style-name="Standard" style:list-style-name="L24">
      <style:text-properties fo:font-weight="normal" officeooo:rsid="00234b3c" officeooo:paragraph-rsid="00234b3c" style:font-weight-asian="normal" style:font-weight-complex="normal"/>
    </style:style>
    <style:style style:name="P80" style:family="paragraph" style:parent-style-name="Standard">
      <style:text-properties fo:font-weight="normal" officeooo:rsid="00259734" officeooo:paragraph-rsid="00259734" style:font-weight-asian="normal" style:font-weight-complex="normal"/>
    </style:style>
    <style:style style:name="P81" style:family="paragraph" style:parent-style-name="Standard">
      <style:text-properties fo:font-weight="normal" officeooo:rsid="0026fd5c" officeooo:paragraph-rsid="0026fd5c" style:font-weight-asian="normal" style:font-weight-complex="normal"/>
    </style:style>
    <style:style style:name="P82" style:family="paragraph" style:parent-style-name="Standard" style:list-style-name="L25">
      <style:text-properties fo:font-weight="normal" officeooo:rsid="0026fd5c" officeooo:paragraph-rsid="0026fd5c" style:font-weight-asian="normal" style:font-weight-complex="normal"/>
    </style:style>
    <style:style style:name="P83" style:family="paragraph" style:parent-style-name="Standard" style:list-style-name="L25">
      <style:text-properties fo:font-weight="normal" officeooo:rsid="0027e870" officeooo:paragraph-rsid="0027e870" style:font-weight-asian="normal" style:font-weight-complex="normal"/>
    </style:style>
    <style:style style:name="P84" style:family="paragraph" style:parent-style-name="Standard">
      <style:text-properties fo:font-weight="normal" officeooo:rsid="0027e870" officeooo:paragraph-rsid="0027e870" style:font-weight-asian="normal" style:font-weight-complex="normal"/>
    </style:style>
    <style:style style:name="P85" style:family="paragraph" style:parent-style-name="Standard" style:list-style-name="L26">
      <style:text-properties fo:font-weight="normal" officeooo:rsid="0027e870" officeooo:paragraph-rsid="0027e870" style:font-weight-asian="normal" style:font-weight-complex="normal"/>
    </style:style>
    <style:style style:name="P86" style:family="paragraph" style:parent-style-name="Standard">
      <style:text-properties fo:font-weight="normal" officeooo:rsid="00296c58" officeooo:paragraph-rsid="00296c58" style:font-weight-asian="normal" style:font-weight-complex="normal"/>
    </style:style>
    <style:style style:name="P87" style:family="paragraph" style:parent-style-name="Standard" style:list-style-name="L25">
      <style:text-properties fo:font-weight="normal" officeooo:rsid="00296c58" officeooo:paragraph-rsid="00296c58" style:font-weight-asian="normal" style:font-weight-complex="normal"/>
    </style:style>
    <style:style style:name="P88" style:family="paragraph" style:parent-style-name="Standard" style:list-style-name="L27">
      <style:text-properties fo:font-weight="normal" officeooo:rsid="002d6bc1" officeooo:paragraph-rsid="002d6bc1" style:font-weight-asian="normal" style:font-weight-complex="normal"/>
    </style:style>
    <style:style style:name="P89" style:family="paragraph" style:parent-style-name="Standard" style:list-style-name="L27">
      <style:text-properties fo:font-weight="normal" officeooo:rsid="002e3d4f" officeooo:paragraph-rsid="002e3d4f" style:font-weight-asian="normal" style:font-weight-complex="normal"/>
    </style:style>
    <style:style style:name="P90" style:family="paragraph" style:parent-style-name="Standard" style:list-style-name="L28">
      <style:text-properties fo:font-weight="normal" officeooo:rsid="002e3d4f" officeooo:paragraph-rsid="002e3d4f" style:font-weight-asian="normal" style:font-weight-complex="normal"/>
    </style:style>
    <style:style style:name="P91" style:family="paragraph" style:parent-style-name="Standard" style:list-style-name="L29">
      <style:text-properties fo:font-weight="normal" officeooo:rsid="002f2448" officeooo:paragraph-rsid="002f2448" style:font-weight-asian="normal" style:font-weight-complex="normal"/>
    </style:style>
    <style:style style:name="P92" style:family="paragraph" style:parent-style-name="Standard" style:list-style-name="L29">
      <style:text-properties fo:font-weight="normal" officeooo:rsid="002f28ee" officeooo:paragraph-rsid="002f28ee" style:font-weight-asian="normal" style:font-weight-complex="normal"/>
    </style:style>
    <style:style style:name="P93" style:family="paragraph" style:parent-style-name="Standard">
      <style:text-properties fo:font-weight="normal" officeooo:rsid="002f28ee" officeooo:paragraph-rsid="002f28ee" style:font-weight-asian="normal" style:font-weight-complex="normal"/>
    </style:style>
    <style:style style:name="P94" style:family="paragraph" style:parent-style-name="Standard">
      <style:text-properties fo:font-weight="normal" officeooo:rsid="00306f9d" officeooo:paragraph-rsid="00306f9d" style:font-weight-asian="normal" style:font-weight-complex="normal"/>
    </style:style>
    <style:style style:name="P95" style:family="paragraph" style:parent-style-name="Standard" style:list-style-name="L30">
      <style:text-properties fo:font-weight="normal" officeooo:rsid="00306f9d" officeooo:paragraph-rsid="00306f9d" style:font-weight-asian="normal" style:font-weight-complex="normal"/>
    </style:style>
    <style:style style:name="P96" style:family="paragraph" style:parent-style-name="Standard">
      <style:text-properties fo:font-weight="normal" officeooo:rsid="00319f2c" officeooo:paragraph-rsid="00319f2c" style:font-weight-asian="normal" style:font-weight-complex="normal"/>
    </style:style>
    <style:style style:name="P97" style:family="paragraph" style:parent-style-name="Standard" style:list-style-name="L31">
      <style:text-properties fo:font-weight="normal" officeooo:rsid="00319f2c" officeooo:paragraph-rsid="00319f2c" style:font-weight-asian="normal" style:font-weight-complex="normal"/>
    </style:style>
    <style:style style:name="P98" style:family="paragraph" style:parent-style-name="Standard" style:list-style-name="L33">
      <style:text-properties fo:font-weight="normal" officeooo:rsid="00337f19" officeooo:paragraph-rsid="00337f19" style:font-weight-asian="normal" style:font-weight-complex="normal"/>
    </style:style>
    <style:style style:name="P99" style:family="paragraph" style:parent-style-name="Standard">
      <style:text-properties fo:font-weight="normal" officeooo:rsid="00337f19" officeooo:paragraph-rsid="00337f19" style:font-weight-asian="normal" style:font-weight-complex="normal"/>
    </style:style>
    <style:style style:name="P100" style:family="paragraph" style:parent-style-name="Standard">
      <style:text-properties fo:font-weight="normal" officeooo:rsid="0034d2ac" officeooo:paragraph-rsid="0034d2ac" style:font-weight-asian="normal" style:font-weight-complex="normal"/>
    </style:style>
    <style:style style:name="P101" style:family="paragraph" style:parent-style-name="Standard" style:list-style-name="L34">
      <style:text-properties fo:font-weight="normal" officeooo:rsid="0034d2ac" officeooo:paragraph-rsid="0034d2ac" style:font-weight-asian="normal" style:font-weight-complex="normal"/>
    </style:style>
    <style:style style:name="P102" style:family="paragraph" style:parent-style-name="Standard" style:list-style-name="L35">
      <style:text-properties fo:font-weight="normal" officeooo:rsid="0034d2ac" officeooo:paragraph-rsid="0034d2ac" style:font-weight-asian="normal" style:font-weight-complex="normal"/>
    </style:style>
    <style:style style:name="P103" style:family="paragraph" style:parent-style-name="Standard">
      <style:text-properties fo:font-weight="normal" officeooo:rsid="0034fb6c" officeooo:paragraph-rsid="0034fb6c" style:font-weight-asian="normal" style:font-weight-complex="normal"/>
    </style:style>
    <style:style style:name="P104" style:family="paragraph" style:parent-style-name="Standard" style:list-style-name="L36">
      <style:text-properties fo:font-weight="normal" officeooo:rsid="0034fb6c" officeooo:paragraph-rsid="0034fb6c" style:font-weight-asian="normal" style:font-weight-complex="normal"/>
    </style:style>
    <style:style style:name="P105" style:family="paragraph" style:parent-style-name="Standard" style:list-style-name="L36">
      <style:text-properties fo:font-weight="normal" officeooo:rsid="0035692d" officeooo:paragraph-rsid="0035692d" style:font-weight-asian="normal" style:font-weight-complex="normal"/>
    </style:style>
    <style:style style:name="P106" style:family="paragraph" style:parent-style-name="Standard" style:list-style-name="L36">
      <style:text-properties fo:font-weight="normal" officeooo:rsid="00366e07" officeooo:paragraph-rsid="00366e07" style:font-weight-asian="normal" style:font-weight-complex="normal"/>
    </style:style>
    <style:style style:name="P107" style:family="paragraph" style:parent-style-name="Standard" style:list-style-name="L37">
      <style:text-properties fo:font-weight="normal" officeooo:rsid="00380afa" officeooo:paragraph-rsid="00380afa" style:font-weight-asian="normal" style:font-weight-complex="normal"/>
    </style:style>
    <style:style style:name="P108" style:family="paragraph" style:parent-style-name="Standard">
      <style:text-properties fo:font-weight="normal" officeooo:rsid="00380afa" officeooo:paragraph-rsid="00380afa" style:font-weight-asian="normal" style:font-weight-complex="normal"/>
    </style:style>
    <style:style style:name="P109" style:family="paragraph" style:parent-style-name="Standard" style:list-style-name="L38">
      <style:text-properties fo:font-weight="normal" officeooo:rsid="00390d64" officeooo:paragraph-rsid="00390d64" style:font-weight-asian="normal" style:font-weight-complex="normal"/>
    </style:style>
    <style:style style:name="P110" style:family="paragraph" style:parent-style-name="Standard" style:list-style-name="L38">
      <style:text-properties fo:font-weight="normal" officeooo:rsid="003a4293" officeooo:paragraph-rsid="003a4293" style:font-weight-asian="normal" style:font-weight-complex="normal"/>
    </style:style>
    <style:style style:name="P111" style:family="paragraph" style:parent-style-name="Standard" style:list-style-name="L38">
      <style:text-properties fo:font-weight="normal" officeooo:rsid="003b9461" officeooo:paragraph-rsid="003b9461" style:font-weight-asian="normal" style:font-weight-complex="normal"/>
    </style:style>
    <style:style style:name="P112" style:family="paragraph" style:parent-style-name="Standard" style:list-style-name="L38">
      <style:text-properties fo:font-weight="normal" officeooo:rsid="003e0d86" officeooo:paragraph-rsid="003e0d86" style:font-weight-asian="normal" style:font-weight-complex="normal"/>
    </style:style>
    <style:style style:name="P113" style:family="paragraph" style:parent-style-name="Standard">
      <style:text-properties fo:font-weight="normal" officeooo:rsid="003e0d86" officeooo:paragraph-rsid="003e0d86" style:font-weight-asian="normal" style:font-weight-complex="normal"/>
    </style:style>
    <style:style style:name="P114" style:family="paragraph" style:parent-style-name="Standard">
      <style:text-properties fo:font-weight="normal" officeooo:rsid="003ead1b" officeooo:paragraph-rsid="003ead1b" style:font-weight-asian="normal" style:font-weight-complex="normal"/>
    </style:style>
    <style:style style:name="P115" style:family="paragraph" style:parent-style-name="Standard" style:list-style-name="L39">
      <style:text-properties fo:font-weight="normal" officeooo:rsid="003ead1b" officeooo:paragraph-rsid="003ead1b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e06b" style:font-style-asian="italic" style:font-style-complex="italic"/>
    </style:style>
    <style:style style:name="T3" style:family="text">
      <style:text-properties officeooo:rsid="00189a62"/>
    </style:style>
    <style:style style:name="T4" style:family="text">
      <style:text-properties officeooo:rsid="0023dcb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70772" style:font-weight-asian="normal" style:font-weight-complex="normal"/>
    </style:style>
    <style:style style:name="T7" style:family="text">
      <style:text-properties officeooo:rsid="003a4293"/>
    </style:style>
    <style:style style:name="T8" style:family="text">
      <style:text-properties officeooo:rsid="003d7f26"/>
    </style:style>
    <style:style style:name="T9" style:family="text">
      <style:text-properties officeooo:rsid="004836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Intro to Linux by Dharmrndra<text:span text:style-name="T9">(2nd floor june 7)</text:span></text:p>
      <text:p text:style-name="P23">Nikhil(JVM) Boot camp owner</text:p>
      <text:p text:style-name="P24">learning.tothenew.com</text:p>
      <text:p text:style-name="Preformatted_20_Text"/>
      <text:p text:style-name="Preformatted_20_Text">Linux is an OS</text:p>
      <text:p text:style-name="Preformatted_20_Text">You can make changes to linux therefore it i open source</text:p>
      <text:p text:style-name="Preformatted_20_Text"/>
      <text:p text:style-name="Preformatted_20_Text">windows has kernel as well</text:p>
      <text:p text:style-name="Preformatted_20_Text">utilities is equivalent to application</text:p>
      <text:p text:style-name="Preformatted_20_Text">GNU is a library of sofwares</text:p>
      <text:p text:style-name="Preformatted_20_Text"/>
      <text:p text:style-name="Preformatted_20_Text">Extensibility: Mould the os according to our needs(due t its open source nature)</text:p>
      <text:p text:style-name="Preformatted_20_Text"/>
      <text:p text:style-name="P25">opn source and good community: Errors solved very frequently</text:p>
      <text:p text:style-name="P25"/>
      <text:p text:style-name="P25"/>
      <text:p text:style-name="P25">Stability and robustness: Early and more frequnt releases</text:p>
      <text:p text:style-name="P25"/>
      <text:p text:style-name="P26">Most servers are linux bcause they are cheap and robust(maning since there are numerous developers for linux, the releases are more frequent)</text:p>
      <text:p text:style-name="P26"/>
      <text:p text:style-name="P29">ctrl C closes process</text:p>
      <text:p text:style-name="P29">ctrl z puts it in bg</text:p>
      <text:p text:style-name="P29">fg</text:p>
      <text:p text:style-name="P26"/>
      <text:p text:style-name="P26"/>
      <text:p text:style-name="Standard">HISTORY</text:p>
      <text:p text:style-name="Preformatted_20_Text"/>
      <text:list xml:id="list1582597171" text:style-name="L1">
        <text:list-item>
          <text:p text:style-name="P28">Computers cam into being in 70s</text:p>
        </text:list-item>
        <text:list-item>
          <text:p text:style-name="P28">Stallman – first GNU C compiler</text:p>
        </text:list-item>
        <text:list-item>
          <text:p text:style-name="P28">Minix first softwar based on GNU C compiler for tehing</text:p>
        </text:list-item>
        <text:list-item>
          <text:p text:style-name="P28">Linus Travolts created first linux kernel</text:p>
        </text:list-item>
      </text:list>
      <text:p text:style-name="P27"/>
      <text:p text:style-name="Text_20_body">Other</text:p>
      <text:list xml:id="list2221976881" text:style-name="List_20_1">
        <text:list-item>
          <text:p text:style-name="P31">Shell</text:p>
        </text:list-item>
        <text:list-item>
          <text:p text:style-name="P31">Security</text:p>
        </text:list-item>
        <text:list-item>
          <text:p text:style-name="P31">Stability: open source community aids in fixing bugs quickly</text:p>
        </text:list-item>
        <text:list-item>
          <text:p text:style-name="P31">Extensibility</text:p>
        </text:list-item>
        <text:list-item>
          <text:p text:style-name="P33">Portaility: work on different hardwar similarly(linux orks on mmicrocontrollers in remotes mcroovens and other small devices)</text:p>
        </text:list-item>
        <text:list-item>
          <text:p text:style-name="P33">Multiusers: remotely multiple users can access and use the same linux system</text:p>
        </text:list-item>
        <text:list-item>
          <text:p text:style-name="P33">Multiprogramming</text:p>
        </text:list-item>
      </text:list>
      <text:p text:style-name="P34"/>
      <text:p text:style-name="P34">Flavours:</text:p>
      <text:list xml:id="list141037212724469" text:continue-numbering="true" text:style-name="List_20_1">
        <text:list-item>
          <text:p text:style-name="P33">Version are fifferent version of the same flavour</text:p>
        </text:list-item>
        <text:list-item>
          <text:p text:style-name="P33">Flavours differen mainly in kernel</text:p>
        </text:list-item>
        <text:list-item>
          <text:p text:style-name="P33">1. Red hat linux</text:p>
        </text:list-item>
        <text:list-item>
          <text:p text:style-name="P33">2. Debian GNU/Linux</text:p>
        </text:list-item>
        <text:list-item>
          <text:p text:style-name="P33">3. SUSE linux</text:p>
        </text:list-item>
      </text:list>
      <text:p text:style-name="P34"/>
      <text:p text:style-name="P34">Linux Architecture</text:p>
      <text:list xml:id="list141037466655607" text:continue-numbering="true" text:style-name="List_20_1">
        <text:list-item>
          <text:p text:style-name="P33">Kerel has its own language</text:p>
        </text:list-item>
        <text:list-item>
          <text:p text:style-name="P33">shell lies beteen kernek and applications</text:p>
        </text:list-item>
        <text:list-item>
          <text:p text:style-name="P35">GUI action -&gt; command -&gt; Shell -&gt; kernel -&gt; hardware</text:p>
        </text:list-item>
        <text:list-item>
          <text:p text:style-name="P36">Shell: interface to kernel <text:s/>hiding complxity of kernel’s functions from users</text:p>
        </text:list-item>
      </text:list>
      <text:p text:style-name="P32"/>
      <text:p text:style-name="P37">File Structure</text:p>
      <text:list xml:id="list141035909344970" text:continue-numbering="true" text:style-name="List_20_1">
        <text:list-item>
          <text:p text:style-name="P38">log files are stord in <text:span text:style-name="T1">/var </text:span><text:span text:style-name="T2">or /opt</text:span></text:p>
        </text:list-item>
        <text:list-item>
          <text:p text:style-name="P39">deleting a file puts it i the .trash folder in th same folder</text:p>
        </text:list-item>
        <text:list-item>
          <text:p text:style-name="P39"/>
        </text:list-item>
      </text:list>
      <text:p text:style-name="P30"/>
      <text:p text:style-name="P40">LS</text:p>
      <text:list xml:id="list1252510197" text:style-name="L4">
        <text:list-item>
          <text:p text:style-name="P41">list content</text:p>
        </text:list-item>
        <text:list-item>
          <text:p text:style-name="P41">-l longlisting</text:p>
        </text:list-item>
        <text:list-item>
          <text:p text:style-name="P41">ll is alias of ls</text:p>
        </text:list-item>
        <text:list-item>
          <text:p text:style-name="P42">Info about result</text:p>
        </text:list-item>
      </text:list>
      <text:list xml:id="list1495492290" text:style-name="L9">
        <text:list-item>
          <text:p text:style-name="P43"><text:span text:style-name="T3">d: for direcoty</text:span></text:p>
        </text:list-item>
      </text:list>
      <text:list xml:id="list365946590" text:style-name="L10">
        <text:list-item>
          <text:p text:style-name="P44"><text:span text:style-name="T3">-: file</text:span></text:p>
        </text:list-item>
        <text:list-item>
          <text:p text:style-name="P45"><text:span text:style-name="T3">l: short link</text:span></text:p>
        </text:list-item>
      </text:list>
      <text:list xml:id="list1396284671" text:style-name="L13">
        <text:list-item>
          <text:p text:style-name="P46"><text:span text:style-name="T3">Permissions: Owner(3), group(3), others(3)</text:span></text:p>
        </text:list-item>
      </text:list>
      <text:list xml:id="list141036992855965" text:continue-list="list1252510197" text:style-name="L4">
        <text:list-item>
          <text:p text:style-name="P42"><text:soft-page-break/>owner name</text:p>
        </text:list-item>
        <text:list-item>
          <text:p text:style-name="P42">group name</text:p>
        </text:list-item>
        <text:list-item>
          <text:p text:style-name="P42">folder sie is 4096(doesnt show sze of interna files and foldrs)</text:p>
        </text:list-item>
      </text:list>
      <text:p text:style-name="P47">PWD</text:p>
      <text:list xml:id="list3483041471" text:style-name="L14">
        <text:list-item>
          <text:p text:style-name="P48">print working directory</text:p>
        </text:list-item>
      </text:list>
      <text:p text:style-name="P47"/>
      <text:p text:style-name="P49">TOUCH</text:p>
      <text:list xml:id="list2977193694" text:style-name="L15">
        <text:list-item>
          <text:p text:style-name="P50">creating a new fil</text:p>
        </text:list-item>
      </text:list>
      <text:p text:style-name="P49"/>
      <text:p text:style-name="P51">CAT</text:p>
      <text:list xml:id="list1709753220" text:style-name="L16">
        <text:list-item>
          <text:p text:style-name="P52">concatenation of two or more files</text:p>
          <text:p text:style-name="P52"/>
        </text:list-item>
      </text:list>
      <text:p text:style-name="P53">MV</text:p>
      <text:list xml:id="list219008810" text:style-name="L17">
        <text:list-item>
          <text:p text:style-name="P54">for moving or rnaming files/folders</text:p>
        </text:list-item>
      </text:list>
      <text:p text:style-name="P53"/>
      <text:p text:style-name="P55">MKDIR</text:p>
      <text:list xml:id="list1058244347" text:style-name="L18">
        <text:list-item>
          <text:p text:style-name="P56">creating folder</text:p>
        </text:list-item>
        <text:list-item>
          <text:p text:style-name="P56">-p option creates a complete path e.g. mkdir grandfathr/father/son</text:p>
        </text:list-item>
      </text:list>
      <text:p text:style-name="P55"/>
      <text:p text:style-name="P57">RM</text:p>
      <text:list xml:id="list2903030270" text:style-name="L19">
        <text:list-item>
          <text:p text:style-name="P58">-i prompts</text:p>
        </text:list-item>
        <text:list-item>
          <text:p text:style-name="P58">-f forecefully removes even the working files</text:p>
        </text:list-item>
        <text:list-item>
          <text:p text:style-name="P58">-r recursively removes</text:p>
        </text:list-item>
      </text:list>
      <text:p text:style-name="P57"/>
      <text:p text:style-name="P59">WHICH</text:p>
      <text:list xml:id="list3950573329" text:style-name="L20">
        <text:list-item>
          <text:p text:style-name="P60">searches executables in directories specified by path</text:p>
        </text:list-item>
      </text:list>
      <text:p text:style-name="P59"/>
      <text:p text:style-name="P59">WHEREIS</text:p>
      <text:list xml:id="list324415579" text:style-name="L21">
        <text:list-item>
          <text:p text:style-name="P61">searches executables, source files and manual pages</text:p>
        </text:list-item>
      </text:list>
      <text:p text:style-name="P59"/>
      <text:p text:style-name="P62">FIND</text:p>
      <text:list xml:id="list1590944545" text:style-name="L22">
        <text:list-item>
          <text:p text:style-name="P63">find files by filename in directory str</text:p>
        </text:list-item>
        <text:list-item>
          <text:p text:style-name="P63">searches dynamically</text:p>
        </text:list-item>
      </text:list>
      <text:p text:style-name="P64"/>
      <text:p text:style-name="P64">LOCATE</text:p>
      <text:list xml:id="list719423475" text:style-name="L23">
        <text:list-item>
          <text:p text:style-name="P65">faster as it searches in a database and not the dir str</text:p>
        </text:list-item>
      </text:list>
      <text:p text:style-name="P64"/>
      <text:p text:style-name="P66">NOTE: DIFFERENCE BETWEEN LOCATE AND FIND</text:p>
      <text:p text:style-name="P66"/>
      <text:p text:style-name="P78">TAR</text:p>
      <text:list xml:id="list2954628061" text:style-name="L24">
        <text:list-item>
          <text:p text:style-name="P79">Tape archive</text:p>
        </text:list-item>
        <text:list-item>
          <text:p text:style-name="P79">used for creation of archves in diff formats</text:p>
        </text:list-item>
        <text:list-item>
          <text:p text:style-name="P79">-<text:span text:style-name="T4">c crate</text:span></text:p>
        </text:list-item>
        <text:list-item>
          <text:p text:style-name="P79">-<text:span text:style-name="T4">v verbos (print procss bing excutd while archiving)</text:span></text:p>
        </text:list-item>
        <text:list-item>
          <text:p text:style-name="P79">-<text:span text:style-name="T4">f file type is archive</text:span></text:p>
        </text:list-item>
        <text:list-item>
          <text:p text:style-name="P79"/>
        </text:list-item>
      </text:list>
      <text:p text:style-name="P80">GZIP and GUNZIP</text:p>
      <text:p text:style-name="P80"/>
      <text:p text:style-name="P80">ZIP and UNZIP</text:p>
      <text:p text:style-name="P80"/>
      <text:p text:style-name="P81">CHOWN</text:p>
      <text:list xml:id="list2656739310" text:style-name="L25">
        <text:list-item>
          <text:p text:style-name="P82">change file owner and group</text:p>
        </text:list-item>
        <text:list-item>
          <text:p text:style-name="P83">change user and owner</text:p>
        </text:list-item>
        <text:list-item>
          <text:p text:style-name="P83">find way to change only owner or chage only user</text:p>
        </text:list-item>
        <text:list-item>
          <text:p text:style-name="P87">getent passwd: view all users</text:p>
        </text:list-item>
        <text:list-item>
          <text:p text:style-name="P87">getent group: view all groups</text:p>
          <text:p text:style-name="P87"/>
        </text:list-item>
      </text:list>
      <text:p text:style-name="P84"><text:soft-page-break/></text:p>
      <text:p text:style-name="P84">CHGRP</text:p>
      <text:list xml:id="list1139816733" text:style-name="L26">
        <text:list-item>
          <text:p text:style-name="P85">change group</text:p>
        </text:list-item>
      </text:list>
      <text:p text:style-name="P84"/>
      <text:p text:style-name="P86">CHMOD</text:p>
      <text:list xml:id="list2422948760" text:style-name="L27">
        <text:list-item>
          <text:p text:style-name="P67">change file mod bits</text:p>
        </text:list-item>
        <text:list-item>
          <text:p text:style-name="P88">changes permissions of files, folders, scripts, etc</text:p>
        </text:list-item>
        <text:list-item>
          <text:p text:style-name="P89">3 permission</text:p>
        </text:list-item>
      </text:list>
      <text:list xml:id="list241066168" text:style-name="L28">
        <text:list-item>
          <text:p text:style-name="P90">read: 4</text:p>
        </text:list-item>
        <text:list-item>
          <text:p text:style-name="P90">write: 2</text:p>
        </text:list-item>
        <text:list-item>
          <text:p text:style-name="P90">execute: 1</text:p>
        </text:list-item>
      </text:list>
      <text:list xml:id="list2239147128" text:style-name="L29">
        <text:list-item>
          <text:p text:style-name="P91">chmod 777 filename</text:p>
        </text:list-item>
        <text:list-item>
          <text:p text:style-name="P92">chmod r+ filename : adds read to previous permissions</text:p>
        </text:list-item>
      </text:list>
      <text:p text:style-name="P93"/>
      <text:p text:style-name="P94">CAL</text:p>
      <text:p text:style-name="P94">ECHO</text:p>
      <text:p text:style-name="P94">DATE</text:p>
      <text:p text:style-name="P94"/>
      <text:p text:style-name="P94">Create User:</text:p>
      <text:list xml:id="list2436034904" text:style-name="L30">
        <text:list-item>
          <text:p text:style-name="P95">useradd -g groupname username</text:p>
        </text:list-item>
      </text:list>
      <text:p text:style-name="P94"/>
      <text:p text:style-name="P96">useradd vs adduser</text:p>
      <text:list xml:id="list1878651005" text:style-name="L31">
        <text:list-item>
          <text:p text:style-name="P97">useradd is system command but adduser is python script</text:p>
        </text:list-item>
        <text:list-item>
          <text:p text:style-name="P97">userdel and deluser</text:p>
        </text:list-item>
        <text:list-item>
          <text:p text:style-name="P97">udermod moduser</text:p>
        </text:list-item>
        <text:list-item>
          <text:p text:style-name="P97">the main difference betwen th two is that useradd creats usr with his hom dir but addusr dosnt(has an otion to isnt)</text:p>
        </text:list-item>
      </text:list>
      <text:p text:style-name="P96"/>
      <text:p text:style-name="P68">Redirctions</text:p>
      <text:list xml:id="list3815642730" text:style-name="L32">
        <text:list-item>
          <text:p text:style-name="P69">&gt; <text:span text:style-name="T5">redirect standard output </text:span></text:p>
        </text:list-item>
        <text:list-item>
          <text:p text:style-name="P69"><text:span text:style-name="T5">&gt;&gt; append while redirecting</text:span></text:p>
        </text:list-item>
        <text:list-item>
          <text:p text:style-name="P71"><text:span text:style-name="T5">ls | cat &gt; abc.txt - -</text:span></text:p>
        </text:list-item>
        <text:list-item>
          <text:p text:style-name="P69"><text:span text:style-name="T5">1: stdout</text:span></text:p>
        </text:list-item>
        <text:list-item>
          <text:p text:style-name="P69"><text:span text:style-name="T5">2: stderr</text:span></text:p>
        </text:list-item>
      </text:list>
      <text:p text:style-name="P68"><text:span text:style-name="T5"/></text:p>
      <text:p text:style-name="P70">FileReading</text:p>
      <text:list xml:id="list2153409450" text:style-name="L33">
        <text:list-item>
          <text:p text:style-name="P98">head -n 15 abc.txt</text:p>
        </text:list-item>
        <text:list-item>
          <text:p text:style-name="P98">tail -n 15 abc.txt</text:p>
        </text:list-item>
        <text:list-item>
          <text:p text:style-name="P98">less</text:p>
        </text:list-item>
        <text:list-item>
          <text:p text:style-name="P98">more</text:p>
        </text:list-item>
      </text:list>
      <text:p text:style-name="P99"/>
      <text:p text:style-name="P100">DIFF</text:p>
      <text:list xml:id="list239656273" text:style-name="L34">
        <text:list-item>
          <text:p text:style-name="P101">diff abc.txt xyz.txt</text:p>
        </text:list-item>
      </text:list>
      <text:p text:style-name="P100"/>
      <text:p text:style-name="P100">WC</text:p>
      <text:list xml:id="list2211840596" text:style-name="L35">
        <text:list-item>
          <text:p text:style-name="P102">word count</text:p>
        </text:list-item>
        <text:list-item>
          <text:p text:style-name="P102">-l line</text:p>
        </text:list-item>
        <text:list-item>
          <text:p text:style-name="P102">-w words</text:p>
        </text:list-item>
        <text:list-item>
          <text:p text:style-name="P102">-c <text:s/>characters</text:p>
        </text:list-item>
        <text:list-item>
          <text:p text:style-name="P102">etc</text:p>
        </text:list-item>
      </text:list>
      <text:p text:style-name="P100"/>
      <text:p text:style-name="P103">GREP</text:p>
      <text:list xml:id="list1462213287" text:style-name="L36">
        <text:list-item>
          <text:p text:style-name="P104">global regular expression print</text:p>
        </text:list-item>
        <text:list-item>
          <text:p text:style-name="P105">ll / | grep “var”</text:p>
        </text:list-item>
        <text:list-item>
          <text:p text:style-name="P106">searches patterns in a file</text:p>
        </text:list-item>
        <text:list-item>
          <text:p text:style-name="P72">check options</text:p>
        </text:list-item>
      </text:list>
      <text:p text:style-name="P73"/>
      <text:p text:style-name="P74"><text:soft-page-break/>Soft links/symbolic links</text:p>
      <text:list xml:id="list2471476150" text:style-name="L37">
        <text:list-item>
          <text:p text:style-name="P75">Sudy hard links</text:p>
        </text:list-item>
        <text:list-item>
          <text:p text:style-name="P107">ln -s source destination</text:p>
        </text:list-item>
      </text:list>
      <text:p text:style-name="P108"/>
      <text:p text:style-name="P76">Environemnt variables</text:p>
      <text:list xml:id="list2996538205" text:style-name="L38">
        <text:list-item>
          <text:p text:style-name="P109">env: displays all environement variables</text:p>
        </text:list-item>
        <text:list-item>
          <text:p text:style-name="P109">echo $HOME</text:p>
        </text:list-item>
        <text:list-item>
          <text:p text:style-name="P109">echo $<text:span text:style-name="T7">LOGNAME</text:span></text:p>
        </text:list-item>
        <text:list-item>
          <text:p text:style-name="P110">echo $PATH</text:p>
        </text:list-item>
        <text:list-item>
          <text:p text:style-name="P111">learn how to add more paths to $PATH <text:span text:style-name="T8">(temporariry using export and permanently)</text:span></text:p>
        </text:list-item>
        <text:list-item>
          <text:p text:style-name="P112">set and unset using env</text:p>
        </text:list-item>
      </text:list>
      <text:p text:style-name="P113"/>
      <text:p text:style-name="P77">VIM</text:p>
      <text:list xml:id="list3017535505" text:style-name="L39">
        <text:list-item>
          <text:p text:style-name="P115">practice vim commands</text:p>
        </text:list-item>
      </text:list>
      <text:p text:style-name="P114"/>
      <text:h text:style-name="Heading_20_5" text:outline-level="5">Installing softwares</text:h>
      <text:list xml:id="list104072439" text:style-name="L40">
        <text:list-item>
          <text:p text:style-name="P1">Install dpkg package(local) – dpkg -i openssh-server</text:p>
        </text:list-item>
        <text:list-item>
          <text:p text:style-name="P2">sudo apt-cache search “openssh” check for availablity</text:p>
        </text:list-item>
        <text:list-item>
          <text:p text:style-name="P2">sudo apt-get install zip</text:p>
        </text:list-item>
      </text:list>
      <text:p text:style-name="P3">TOP</text:p>
      <text:list xml:id="list3226181890" text:style-name="L41">
        <text:list-item>
          <text:p text:style-name="P5">viewing running processes</text:p>
        </text:list-item>
      </text:list>
      <text:p text:style-name="P3">HTOP</text:p>
      <text:p text:style-name="P6">WHOAMI</text:p>
      <text:p text:style-name="P6">SUDO</text:p>
      <text:p text:style-name="P6">SU</text:p>
      <text:list xml:id="list3864114035" text:style-name="L43">
        <text:list-item>
          <text:p text:style-name="P7">switch user</text:p>
        </text:list-item>
        <text:list-item>
          <text:p text:style-name="P7">su username</text:p>
        </text:list-item>
      </text:list>
      <text:p text:style-name="P6">.bashrc</text:p>
      <text:list xml:id="list3654991678" text:style-name="L44">
        <text:list-item>
          <text:p text:style-name="P8">export $PATH= etc</text:p>
        </text:list-item>
        <text:list-item>
          <text:p text:style-name="P8">script for running when bash opens</text:p>
        </text:list-item>
      </text:list>
      <text:p text:style-name="P6">cmd –help</text:p>
      <text:p text:style-name="P6">man tar</text:p>
      <text:p text:style-name="P6">ALIAS</text:p>
      <text:list xml:id="list377751738" text:style-name="L45">
        <text:list-item>
          <text:p text:style-name="P9">alias list=’ls -al’</text:p>
        </text:list-item>
        <text:list-item>
          <text:p text:style-name="P9">write above in .bashrc</text:p>
        </text:list-item>
      </text:list>
      <text:p text:style-name="P4">Connect to remote machine</text:p>
      <text:list xml:id="list2039353981" text:style-name="L46">
        <text:list-item>
          <text:p text:style-name="P10">ifconfig</text:p>
        </text:list-item>
        <text:list-item>
          <text:p text:style-name="P11">install openssh-server</text:p>
        </text:list-item>
        <text:list-item>
          <text:p text:style-name="P12">ssh-keygen</text:p>
        </text:list-item>
        <text:list-item>
          <text:p text:style-name="P12">choose password (mach)</text:p>
        </text:list-item>
        <text:list-item>
          <text:p text:style-name="P13"><text:soft-page-break/>learn to remotely connect to server</text:p>
        </text:list-item>
      </text:list>
      <text:p text:style-name="P14">Copying from server to local</text:p>
      <text:list xml:id="list3033353612" text:style-name="L47">
        <text:list-item>
          <text:p text:style-name="P15"><text:span text:style-name="T6">scp source destination</text:span></text:p>
        </text:list-item>
        <text:list-item>
          <text:p text:style-name="P15"><text:span text:style-name="T6">eg scp </text:span><text:a xlink:type="simple" xlink:href="mailto:username@address" text:style-name="Internet_20_link" text:visited-style-name="Visited_20_Internet_20_Link"><text:span text:style-name="T6">username@address</text:span></text:a><text:span text:style-name="T6">:pathToFile localDestination</text:span></text:p>
        </text:list-item>
      </text:list>
      <text:p text:style-name="P16"><text:span text:style-name="T6">W</text:span><text:span text:style-name="T5">GET</text:span></text:p>
      <text:list xml:id="list1858583679" text:style-name="L48">
        <text:list-item>
          <text:p text:style-name="P17"><text:span text:style-name="T5">wget link</text:span></text:p>
        </text:list-item>
        <text:list-item>
          <text:p text:style-name="P17"><text:span text:style-name="T5">download from url</text:span></text:p>
        </text:list-item>
      </text:list>
      <text:p text:style-name="P16"><text:span text:style-name="T5">PING</text:span></text:p>
      <text:list xml:id="list639602448" text:style-name="L49">
        <text:list-item>
          <text:p text:style-name="P18"><text:span text:style-name="T5">check connectivity to url</text:span></text:p>
        </text:list-item>
        <text:list-item>
          <text:p text:style-name="P18"><text:span text:style-name="T5">exit with ctrl c</text:span></text:p>
        </text:list-item>
      </text:list>
      <text:p text:style-name="P16"><text:span text:style-name="T5">EXPORT</text:span></text:p>
      <text:list xml:id="list1457821372" text:style-name="L50">
        <text:list-item>
          <text:p text:style-name="P19"><text:span text:style-name="T5">export $PATH=$PATH:newValue</text:span></text:p>
        </text:list-item>
      </text:list>
      <text:p text:style-name="P16"><text:span text:style-name="T5"/></text:p>
      <text:p text:style-name="P20"><text:span text:style-name="T5">HOSTNAME</text:span></text:p>
      <text:list xml:id="list2605678187" text:style-name="L51">
        <text:list-item>
          <text:p text:style-name="P21"><text:span text:style-name="T5">hostname newHostName</text:span></text:p>
        </text:list-item>
      </text:list>
      <text:p text:style-name="P16"><text:span text:style-name="T5"/></text:p>
      <text:p text:style-name="P14"/>
      <text:p text:style-name="P6"/>
      <text:list xml:id="list141036473028677" text:continue-list="list1462213287" text:style-name="L36">
        <text:list-header>
          <text:p text:style-name="P105"/>
        </text:list-header>
      </text:list>
      <text:p text:style-name="P70"/>
      <text:p text:style-name="P53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3T14:10:35.417705846</dc:date>
    <meta:editing-duration>PT2H38M40S</meta:editing-duration>
    <meta:editing-cycles>60</meta:editing-cycles>
    <meta:generator>LibreOffice/6.0.3.2$Linux_X86_64 LibreOffice_project/00m0$Build-2</meta:generator>
    <meta:document-statistic meta:table-count="0" meta:image-count="0" meta:object-count="0" meta:page-count="5" meta:paragraph-count="194" meta:word-count="872" meta:character-count="4598" meta:non-whitespace-character-count="4037"/>
  </office:meta>
</office:document-meta>
</file>